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f3d" officeooo:paragraph-rsid="00031f3d"/>
    </style:style>
    <style:style style:name="P2" style:family="paragraph" style:parent-style-name="Standard">
      <style:text-properties officeooo:rsid="00031f3d" officeooo:paragraph-rsid="00033a2b"/>
    </style:style>
    <style:style style:name="P3" style:family="paragraph" style:parent-style-name="Standard">
      <style:text-properties officeooo:rsid="00031f3d" officeooo:paragraph-rsid="0003e595"/>
    </style:style>
    <style:style style:name="P4" style:family="paragraph" style:parent-style-name="Standard">
      <style:text-properties officeooo:rsid="00031f3d" officeooo:paragraph-rsid="000429de"/>
    </style:style>
    <style:style style:name="P5" style:family="paragraph" style:parent-style-name="Standard">
      <style:text-properties officeooo:rsid="00033a2b" officeooo:paragraph-rsid="00033a2b"/>
    </style:style>
    <style:style style:name="P6" style:family="paragraph" style:parent-style-name="Standard">
      <style:text-properties officeooo:rsid="0003e595" officeooo:paragraph-rsid="0003e595"/>
    </style:style>
    <style:style style:name="P7" style:family="paragraph" style:parent-style-name="Standard">
      <style:text-properties officeooo:rsid="000429de" officeooo:paragraph-rsid="000429de"/>
    </style:style>
    <style:style style:name="P8" style:family="paragraph" style:parent-style-name="Standard">
      <style:text-properties officeooo:rsid="00059564" officeooo:paragraph-rsid="000429de"/>
    </style:style>
    <style:style style:name="T1" style:family="text">
      <style:text-properties fo:color="#ff6600"/>
    </style:style>
    <style:style style:name="T2" style:family="text">
      <style:text-properties officeooo:rsid="000429de"/>
    </style:style>
    <style:style style:name="T3" style:family="text">
      <style:text-properties officeooo:rsid="00059564"/>
    </style:style>
    <style:style style:name="T4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n Operating System (OS) is a) a program that allows the user to do specific tasks, b) a word</text:p>
      <text:p text:style-name="P1">processor, <text:span text:style-name="T1">c)</text:span> a program that allows the user to interact with the computer and its componets or d)</text:p>
      <text:p text:style-name="P1">none of the previous answers are correct.</text:p>
      <text:p text:style-name="P1"/>
      <text:p text:style-name="P1">2. A Linux distribution is <text:span text:style-name="T1">a)</text:span> the kernel of the OS, a program for the installation and a choice of</text:p>
      <text:p text:style-name="P1">different applications, <text:span text:style-name="T3">b</text:span>) the kernel of the OS, a graphic enviroment and a choice of different</text:p>
      <text:p text:style-name="P1">applications or c) the two previous answers are correct.</text:p>
      <text:p text:style-name="P1"/>
      <text:p text:style-name="P1">3. Name a) any Linux distribution good in graphics and 3D games and b) any Linux distribution</text:p>
      <text:p text:style-name="P1">with preinstalled servers.</text:p>
      <text:p text:style-name="P1">a) sparkylinux <text:s text:c="4"/>b) ubuntu <text:span text:style-name="T3">server</text:span></text:p>
      <text:p text:style-name="P1"/>
      <text:p text:style-name="P2">4. a) Which are the top 10 most popular Linux distributions in the last month?</text:p>
      <text:p text:style-name="P5">Mint, debian, ubuntu,opensuse, manjaro, fedora, elementary, zorin, centOS, arch.</text:p>
      <text:p text:style-name="P2"/>
      <text:p text:style-name="P2"><text:s/>b) and in the last year? <text:span text:style-name="T3">Distro watch es la página.</text:span></text:p>
      <text:p text:style-name="P5">Linux mint, debian,ubuntu,opensuse,fedora,mageia,manjaro,centos,arch,elementary</text:p>
      <text:p text:style-name="P1"/>
      <text:p text:style-name="P1">5.</text:p>
      <text:p text:style-name="P3">a) Who programmed the first Linux version?</text:p>
      <text:p text:style-name="P6">Linux Torvalds</text:p>
      <text:p text:style-name="P6"/>
      <text:p text:style-name="P3">b) with what goal?</text:p>
      <text:p text:style-name="P6">To improve minix OS whom was created for ANDREW Tannenbaum for educational purposes.</text:p>
      <text:p text:style-name="P6"/>
      <text:p text:style-name="P1">6. In order to execute Linux commands in a remote machine you need to install Linux in your local</text:p>
      <text:p text:style-name="P1">machine beforehand. a) True<text:span text:style-name="T1"> b</text:span>) False.</text:p>
      <text:p text:style-name="P1"/>
      <text:p text:style-name="P3">7. a) Was the first Linux version <text:span text:style-name="T1">hardware-dependent </text:span>or could <text:span text:style-name="T4">it work on any machine?</text:span></text:p>
      <text:p text:style-name="P3"/>
      <text:p text:style-name="P3">b) Is it the same nowadays?</text:p>
      <text:p text:style-name="P6">yes</text:p>
      <text:p text:style-name="P1">8.</text:p>
      <text:p text:style-name="P1">The Linux mascot is called a) Tuxedo, b)<text:span text:style-name="T1"> Tux</text:span>, c) Pingu, or d) all of the above.</text:p>
      <text:p text:style-name="P1">9.</text:p>
      <text:p text:style-name="P1">Who was the artist responsible for drawing the first version of the Linux mascot?</text:p>
      <text:p text:style-name="P7">Larry Ewing in 1996</text:p>
      <text:p text:style-name="P7"/>
      <text:p text:style-name="P1">10.</text:p>
      <text:p text:style-name="P4">Name three light Linux distributions (with light hardware requirements) that can be installed on <text:span text:style-name="T2">a memory stick. Wifiway, arch linux, puppy linux, Denbian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1:06:07.812694476</meta:creation-date>
    <dc:date>2016-09-21T08:41:51.833807849</dc:date>
    <meta:editing-duration>PT21H4M3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288" meta:character-count="1677" meta:non-whitespace-character-count="1414"/>
  </office:meta>
</office:document-meta>
</file>